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648cm" fo:min-width="1.716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83cm" fo:min-width="1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5.0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e" svg:stroke-opacity="0%" draw:opacity="0%" draw:textarea-horizontal-align="justify" draw:textarea-vertical-align="middle" draw:auto-grow-height="false" fo:min-height="0.639cm" fo:min-width="2.167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2.544cm" fo:min-width="4.961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2.544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opacity="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32cm" svg:height="1.27cm" svg:x="26.335cm" svg:y="16.49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953cm" svg:height="2.159cm" svg:x="25.457cm" svg:y="19.288cm">
          <text:p text:style-name="P3"><text:span text:style-name="T2">Distribusi</text:span></text:p>
          <text:p text:style-name="P3"><text:span text:style-name="T2">Norm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27.901cm" svg:y1="17.764cm" svg:x2="27.934cm" svg:y2="19.288cm" draw:start-shape="id1" draw:start-glue-point="8" draw:end-shape="id2" draw:end-glue-point="4" svg:d="M27901 17764l33 1524" svg:viewBox="0 0 34 1525">
          <text:p/>
        </draw:connector>
        <draw:custom-shape draw:style-name="gr4" draw:text-style-name="P6" xml:id="id3" draw:id="id3" draw:layer="layout" svg:width="5.588cm" svg:height="1.27cm" svg:x="19.542cm" svg:y="23.479cm">
          <text:p text:style-name="P1"><text:span text:style-name="T3">Uji Parametri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5.588cm" svg:height="1.27cm" svg:x="30.591cm" svg:y="23.479cm">
          <text:p text:style-name="P1"><text:span text:style-name="T3">Uji Nonparametri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5.457cm" svg:y1="20.368cm" svg:x2="22.336cm" svg:y2="23.479cm" draw:start-shape="id2" draw:start-glue-point="5" draw:end-shape="id3" draw:end-glue-point="0" svg:d="M25457 20368h-3121v3111" svg:viewBox="0 0 3122 3112">
          <text:p text:style-name="P1"/>
        </draw:connector>
        <draw:connector draw:style-name="gr3" draw:text-style-name="P5" draw:layer="layout" svg:x1="30.41cm" svg:y1="20.368cm" svg:x2="33.385cm" svg:y2="23.479cm" draw:start-shape="id2" draw:start-glue-point="7" draw:end-shape="id4" draw:end-glue-point="0" svg:d="M30410 20368h2975v3111" svg:viewBox="0 0 2976 3112">
          <text:p/>
        </draw:connector>
        <draw:custom-shape draw:style-name="gr6" draw:text-style-name="P7" draw:layer="layout" svg:width="2.667cm" svg:height="0.889cm" svg:x="20.304cm" svg:y="21.193cm">
          <text:p text:style-name="P1">Y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667cm" svg:height="0.889cm" svg:x="33.131cm" svg:y="21.32cm">
          <text:p text:style-name="P1">Tidak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953cm" svg:height="2.159cm" svg:x="19.869cm" svg:y="26.527cm">
          <text:p text:style-name="P3"><text:span text:style-name="T2"/></text:p>
          <text:p text:style-name="P3"><text:span text:style-name="T2">Diketahu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22.336cm" svg:y1="24.749cm" svg:x2="22.346cm" svg:y2="26.527cm" draw:start-shape="id3" draw:start-glue-point="2" draw:end-shape="id5" draw:end-glue-point="4" svg:d="M22336 24749l10 1778" svg:viewBox="0 0 11 1779">
          <text:p/>
        </draw:connector>
        <draw:custom-shape draw:style-name="gr7" draw:text-style-name="P7" xml:id="id6" draw:id="id6" draw:layer="layout" svg:width="5.461cm" svg:height="2.794cm" svg:x="11.16cm" svg:y="26.254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9.869cm" svg:y1="27.607cm" svg:x2="16.621cm" svg:y2="27.651cm" draw:start-shape="id5" draw:start-glue-point="5" draw:end-shape="id6" draw:end-glue-point="1" svg:d="M19869 27607l-3248 44" svg:viewBox="0 0 3249 45">
          <text:p/>
        </draw:connector>
        <draw:frame draw:style-name="gr8" draw:text-style-name="P1" draw:layer="layout" svg:width="2.313cm" svg:height="1.956cm" svg:x="12.53cm" svg:y="26.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0.66cm" svg:height="0.332cm" svg:x="21.955cm" svg:y="27.0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7" draw:layer="layout" svg:width="2.667cm" svg:height="0.889cm" svg:x="17.002cm" svg:y="27.797cm">
          <text:p text:style-name="P1">Y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32cm" svg:height="1.27cm" svg:x="4.175cm" svg:y="27.008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1.16cm" svg:y1="27.651cm" svg:x2="7.307cm" svg:y2="27.643cm" draw:start-shape="id6" draw:start-glue-point="3" draw:end-shape="id7" draw:end-glue-point="10" svg:d="M11160 27651l-3853-8" svg:viewBox="0 0 3854 9">
          <text:p/>
        </draw:connector>
        <draw:custom-shape draw:style-name="gr2" draw:text-style-name="P4" xml:id="id8" draw:id="id8" draw:layer="layout" svg:width="4.953cm" svg:height="2.159cm" svg:x="19.896cm" svg:y="31.245cm">
          <text:p text:style-name="P3"><text:span text:style-name="T2">Sampel &gt; 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22.346cm" svg:y1="28.686cm" svg:x2="22.373cm" svg:y2="31.245cm" draw:start-shape="id5" draw:start-glue-point="6" draw:end-shape="id8" draw:end-glue-point="4" svg:d="M22346 28686l27 2559" svg:viewBox="0 0 28 2560">
          <text:p/>
        </draw:connector>
        <draw:custom-shape draw:style-name="gr6" draw:text-style-name="P7" draw:layer="layout" svg:width="2.667cm" svg:height="0.889cm" svg:x="19.669cm" svg:y="29.321cm">
          <text:p text:style-name="P1">Tidak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9.896cm" svg:y1="32.325cm" svg:x2="13.89cm" svg:y2="29.048cm" draw:start-shape="id8" draw:start-glue-point="5" draw:end-shape="id6" draw:end-glue-point="2" svg:d="M19896 32325h-6006v-3277" svg:viewBox="0 0 6007 3278">
          <text:p/>
        </draw:connector>
        <draw:custom-shape draw:style-name="gr6" draw:text-style-name="P7" draw:layer="layout" svg:width="2.667cm" svg:height="0.889cm" svg:x="16.113cm" svg:y="31.226cm">
          <text:p text:style-name="P1">Ya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5.461cm" svg:height="2.794cm" svg:x="19.642cm" svg:y="37.195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2.373cm" svg:y1="33.404cm" svg:x2="22.372cm" svg:y2="37.195cm" draw:start-shape="id8" draw:start-glue-point="6" draw:end-shape="id9" draw:end-glue-point="0" svg:d="M22373 33404l-1 3791" svg:viewBox="0 0 2 3792">
          <text:p/>
        </draw:connector>
        <draw:custom-shape draw:style-name="gr6" draw:text-style-name="P7" draw:layer="layout" svg:width="2.667cm" svg:height="0.889cm" svg:x="19.796cm" svg:y="34.782cm">
          <text:p text:style-name="P1">Tidak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3cm" svg:height="2.09cm" svg:x="21.306cm" svg:y="37.5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" draw:text-style-name="P2" xml:id="id10" draw:id="id10" draw:layer="layout" svg:width="3.132cm" svg:height="1.27cm" svg:x="4.218cm" svg:y="38.038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9.642cm" svg:y1="38.592cm" svg:x2="7.35cm" svg:y2="38.673cm" draw:start-shape="id9" draw:start-glue-point="3" draw:end-shape="id10" draw:end-glue-point="10" svg:d="M19642 38592l-12292 81" svg:viewBox="0 0 12293 82">
          <text:p/>
        </draw:connector>
        <draw:custom-shape draw:style-name="gr2" draw:text-style-name="P4" xml:id="id11" draw:id="id11" draw:layer="layout" svg:width="4.953cm" svg:height="2.159cm" svg:x="30.945cm" svg:y="26.527cm">
          <text:p text:style-name="P3"><text:span text:style-name="T2">Distribusi</text:span></text:p>
          <text:p text:style-name="P3"><text:span text:style-name="T2">Simetr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33.385cm" svg:y1="24.749cm" svg:x2="33.422cm" svg:y2="26.527cm" draw:start-shape="id4" draw:start-glue-point="2" draw:end-shape="id11" draw:end-glue-point="4" svg:d="M33385 24749l37 1778" svg:viewBox="0 0 38 1779">
          <text:p/>
        </draw:connector>
        <draw:custom-shape draw:style-name="gr6" draw:text-style-name="P7" draw:layer="layout" svg:width="2.667cm" svg:height="0.889cm" svg:x="36.941cm" svg:y="26.527cm">
          <text:p text:style-name="P1">Tidak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.953cm" svg:height="2.159cm" svg:x="30.953cm" svg:y="30.999cm">
          <text:p text:style-name="P3"><text:span text:style-name="T2">Sampel &gt; 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12" draw:id="id12" draw:layer="layout" svg:width="5.461cm" svg:height="2.794cm" svg:x="42.529cm" svg:y="26.2cm">
          <text:p text:style-name="P1">Sign Test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5.898cm" svg:y1="27.607cm" svg:x2="42.529cm" svg:y2="27.597cm" draw:start-shape="id11" draw:start-glue-point="7" draw:end-shape="id12" draw:end-glue-point="3" svg:d="M35898 27607l6631-10" svg:viewBox="0 0 6632 11">
          <text:p/>
        </draw:connector>
        <draw:connector draw:style-name="gr3" draw:text-style-name="P5" draw:layer="layout" draw:type="line" svg:x1="33.422cm" svg:y1="28.686cm" svg:x2="33.43cm" svg:y2="30.999cm" draw:start-shape="id11" draw:start-glue-point="6" draw:end-shape="id13" draw:end-glue-point="4" svg:d="M33422 28686l8 2313" svg:viewBox="0 0 9 2314">
          <text:p/>
        </draw:connector>
        <draw:custom-shape draw:style-name="gr1" draw:text-style-name="P2" xml:id="id14" draw:id="id14" draw:layer="layout" svg:width="3.132cm" svg:height="1.27cm" svg:x="52.986cm" svg:y="26.981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7.99cm" svg:y1="27.597cm" svg:x2="52.986cm" svg:y2="27.616cm" draw:start-shape="id12" draw:start-glue-point="1" draw:end-shape="id14" draw:end-glue-point="6" svg:d="M47990 27597l4996 19" svg:viewBox="0 0 4997 20">
          <text:p/>
        </draw:connector>
        <draw:custom-shape draw:style-name="gr9" draw:text-style-name="P7" xml:id="id15" draw:id="id15" draw:layer="layout" svg:width="5.461cm" svg:height="2.794cm" svg:x="42.529cm" svg:y="34.909cm">
          <text:p text:style-name="P1">Sign Rank Test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5.906cm" svg:y1="32.079cm" svg:x2="42.529cm" svg:y2="36.306cm" draw:start-shape="id13" draw:start-glue-point="7" draw:end-shape="id15" draw:end-glue-point="3" svg:d="M35906 32079h3311v4227h3312" svg:viewBox="0 0 6624 4228">
          <text:p/>
        </draw:connector>
        <draw:connector draw:style-name="gr3" draw:text-style-name="P5" draw:layer="layout" svg:x1="35.906cm" svg:y1="32.079cm" svg:x2="45.259cm" svg:y2="28.994cm" draw:start-shape="id13" draw:start-glue-point="7" draw:end-shape="id12" draw:end-glue-point="2" svg:d="M35906 32079h9353v-3085" svg:viewBox="0 0 9354 3086">
          <text:p/>
        </draw:connector>
        <draw:custom-shape draw:style-name="gr6" draw:text-style-name="P7" draw:layer="layout" svg:width="2.667cm" svg:height="0.889cm" svg:x="37.068cm" svg:y="30.972cm">
          <text:p text:style-name="P1">Tidak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132cm" svg:height="1.27cm" svg:x="53.14cm" svg:y="35.698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7.99cm" svg:y1="36.306cm" svg:x2="53.14cm" svg:y2="36.333cm" draw:start-shape="id15" draw:start-glue-point="1" draw:end-shape="id16" draw:end-glue-point="6" svg:d="M47990 36306l5150 27" svg:viewBox="0 0 5151 28">
          <text:p/>
        </draw:connector>
        <draw:custom-shape draw:style-name="gr9" draw:text-style-name="P7" xml:id="id17" draw:id="id17" draw:layer="layout" svg:width="5.461cm" svg:height="2.794cm" svg:x="30.745cm" svg:y="37.068cm">
          <text:p text:style-name="P1">Sign Rank Test</text:p>
          <text:p text:style-name="P1">Pendekatan </text:p>
          <text:p text:style-name="P1">Distribusi Normal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43cm" svg:y1="33.158cm" svg:x2="33.475cm" svg:y2="37.068cm" draw:start-shape="id13" draw:start-glue-point="6" draw:end-shape="id17" draw:end-glue-point="0" svg:d="M33430 33158l45 3910" svg:viewBox="0 0 46 3911">
          <text:p/>
        </draw:connector>
        <draw:frame draw:style-name="gr8" draw:text-style-name="P1" draw:layer="layout" svg:width="0.2cm" svg:height="0.627cm" svg:x="32.482cm" svg:y="37.5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3" draw:text-style-name="P5" draw:layer="layout" svg:x1="36.206cm" svg:y1="38.465cm" svg:x2="54.706cm" svg:y2="36.968cm" draw:start-shape="id17" draw:start-glue-point="1" draw:end-shape="id16" draw:end-glue-point="8" svg:d="M36206 38465h18500v-1497" svg:viewBox="0 0 18501 1498">
          <text:p/>
        </draw:connector>
        <draw:custom-shape draw:style-name="gr6" draw:text-style-name="P7" draw:layer="layout" svg:width="2.667cm" svg:height="0.889cm" svg:x="33.131cm" svg:y="34.528cm">
          <text:p text:style-name="P1">Y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09:55:38.068000000</meta:creation-date>
    <dc:date>2019-06-03T10:56:52.441000000</dc:date>
    <meta:editing-duration>PT7M49S</meta:editing-duration>
    <meta:editing-cycles>1</meta:editing-cycles>
    <meta:document-statistic meta:object-count="49"/>
    <meta:generator>LibreOffice/6.1.2.1$Windows_X86_64 LibreOffice_project/65905a128db06ba48db947242809d14d3f9a93fe</meta:generator>
  </office:meta>
</office:document-meta>
</file>

<file path=Object 1/content.xml><?xml version="1.0" encoding="utf-8"?>
<math xmlns="http://www.w3.org/1998/Math/MathML" display="block">
  <semantics>
    <mi>σ</mi>
    <annotation encoding="StarMath 5.0">%sigma </annotation>
  </semantics>
</math>
</file>

<file path=Object 2/content.xml><?xml version="1.0" encoding="utf-8"?>
<math xmlns="http://www.w3.org/1998/Math/MathML" display="block">
  <semantics>
    <mrow>
      <mi>Z</mi>
      <mo stretchy="false">=</mo>
      <mfrac>
        <mrow>
          <mover accent="true">
            <mi>X</mi>
            <mo stretchy="false">¯</mo>
          </mover>
          <mo stretchy="false">−</mo>
          <mi>μ</mi>
        </mrow>
        <mfrac>
          <mi>σ</mi>
          <msqrt>
            <mi>n</mi>
          </msqrt>
        </mfrac>
      </mfrac>
    </mrow>
    <annotation encoding="StarMath 5.0">Z = { bar X - %mu   } over { { %sigma } over { sqrt{n} } } 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row>
          <mover accent="true">
            <mi>X</mi>
            <mo stretchy="false">¯</mo>
          </mover>
          <mo stretchy="false">−</mo>
          <mi>μ</mi>
        </mrow>
        <mfrac>
          <mi>s</mi>
          <msqrt>
            <mi>n</mi>
          </msqrt>
        </mfrac>
      </mfrac>
    </mrow>
    <annotation encoding="StarMath 5.0">t = { bar X - %mu   } over { { s} over { sqrt{n} } } </annotation>
  </semantics>
</math>
</file>

<file path=Object 4/content.xml><?xml version="1.0" encoding="utf-8"?>
<math xmlns="http://www.w3.org/1998/Math/MathML" display="block"/>
</file>